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NewRomanPS-BoldMT" svg:font-family="TimesNewRomanPS-BoldMT"/>
    <style:font-face style:name="Minion Pro" svg:font-family="'Minion Pro', 'Minion Pro'" style:font-family-generic="roman"/>
    <style:font-face style:name="Perpetua" svg:font-family="Perpetua" style:font-family-generic="roman"/>
    <style:font-face style:name="Times New Roman1" svg:font-family="'Times New Roman'" style:font-family-generic="roman"/>
    <style:font-face style:name="TimesNewRomanPSMT" svg:font-family="TimesNewRomanPSMT" style:font-family-generic="roman"/>
    <style:font-face style:name="TimesNewRomanPS-ItalicMT" svg:font-family="TimesNewRomanPS-ItalicMT" style:font-family-generic="script"/>
    <style:font-face style:name="Arial1" svg:font-family="Arial" style:font-family-generic="swiss"/>
    <style:font-face style:name="ArialMT" svg:font-family="ArialMT" style:font-family-generic="swiss"/>
    <style:font-face style:name="Times New Roman2"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autospace="none"/>
      <style:text-properties fo:font-size="12pt" style:font-size-asian="12pt" style:font-size-complex="12pt"/>
    </style:style>
    <style:style style:name="P7" style:family="paragraph" style:parent-style-name="Standard">
      <style:paragraph-properties fo:line-height="150%" fo:text-align="justify" style:justify-single-word="false" style:text-autospace="non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autospace="non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line-height="150%" fo:text-align="justify" style:justify-single-word="false" style:text-autospace="none"/>
      <style:text-properties style:font-name="TimesNewRomanPSMT" fo:font-size="12pt" style:font-name-asian="TimesNewRomanPSMT" style:font-size-asian="12pt" style:font-name-complex="TimesNewRomanPSMT" style:font-size-complex="12pt"/>
    </style:style>
    <style:style style:name="P1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Standard">
      <style:paragraph-properties fo:text-align="start" style:justify-single-word="fals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16" style:family="paragraph" style:parent-style-name="Standard">
      <style:paragraph-properties fo:line-height="150%" fo:text-align="justify" style:justify-single-word="false"/>
      <style:text-properties style:font-name="TimesNewRomanPSMT" fo:font-size="10pt" fo:font-weight="normal" style:font-name-asian="TimesNewRomanPSMT" style:font-size-asian="10pt" style:font-weight-asian="normal" style:font-name-complex="TimesNewRomanPSMT" style:font-size-complex="10pt" style:font-weight-complex="normal"/>
    </style:style>
    <style:style style:name="P17"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justify" style:justify-single-word="false" style:text-autospace="none"/>
      <style:text-properties fo:color="#1a171b" style:font-name="Times New Roman" fo:font-size="12pt" fo:font-weight="normal" style:font-name-asian="Times New Roman2" style:font-size-asian="12pt" style:font-weight-asian="normal" style:font-name-complex="Times New Roman2" style:font-size-complex="12pt" style:font-weight-complex="normal"/>
    </style:style>
    <style:style style:name="P20" style:family="paragraph" style:parent-style-name="Standard">
      <style:paragraph-properties fo:line-height="150%" fo:text-align="justify" style:justify-single-word="false" style:text-autospace="none"/>
      <style:text-properties style:font-name="Times New Roman"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normal" style:font-name-asian="ArialMT" style:font-size-asian="12pt" style:font-weight-asian="normal" style:font-name-complex="ArialMT" style:font-size-complex="12pt" style:font-weight-complex="normal"/>
    </style:style>
    <style:style style:name="P22" style:family="paragraph" style:parent-style-name="Standard">
      <style:paragraph-properties fo:line-height="150%" fo:text-align="justify" style:justify-single-word="false" style:text-autospace="none"/>
      <style:text-properties style:font-name="Times New Roman" fo:font-size="12pt" style:font-name-asian="TimesNewRomanPSMT" style:font-size-asian="12pt" style:font-name-complex="TimesNewRomanPSMT" style:font-size-complex="12pt"/>
    </style:style>
    <style:style style:name="P23" style:family="paragraph" style:parent-style-name="Standard">
      <style:paragraph-properties fo:text-align="start" style:justify-single-word="false" style:text-autospace="none"/>
      <style:text-properties style:font-name="Times New Roman" fo:font-size="12pt" style:font-name-asian="ArialMT" style:font-size-asian="12pt" style:font-name-complex="ArialMT" style:font-size-complex="12pt"/>
    </style:style>
    <style:style style:name="P24" style:family="paragraph" style:parent-style-name="Standard">
      <style:paragraph-properties style:text-autospace="none"/>
      <style:text-properties style:font-name="Times New Roman" fo:font-size="12pt" style:font-size-asian="12pt" style:font-size-complex="12pt"/>
    </style:style>
    <style:style style:name="P25"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6"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27" style:family="paragraph" style:parent-style-name="Standard">
      <style:paragraph-properties fo:text-align="start" style:justify-single-word="false"/>
      <style:text-properties style:font-name="ArialMT" fo:font-size="10pt" fo:font-weight="bold" style:font-name-asian="ArialMT" style:font-size-asian="10pt" style:font-weight-asian="bold" style:font-name-complex="ArialMT" style:font-size-complex="10pt" style:font-weight-complex="bold"/>
    </style:style>
    <style:style style:name="P28" style:family="paragraph" style:parent-style-name="Standard">
      <style:paragraph-properties fo:line-height="150%" fo:text-align="justify" style:justify-single-word="false" style:text-autospace="none"/>
      <style:text-properties style:font-name="Times New Roman1" fo:font-size="12pt" style:font-name-asian="Times New Roman1" style:font-size-asian="12pt" style:font-name-complex="Times New Roman1" style:font-size-complex="12pt"/>
    </style:style>
    <style:style style:name="P29" style:family="paragraph" style:parent-style-name="Standard">
      <style:paragraph-properties fo:line-height="150%" fo:text-align="justify" style:justify-single-word="false" style:text-autospace="none"/>
      <style:text-properties style:font-name="Times New Roman1" fo:font-size="12pt" style:font-size-asian="12pt" style:font-size-complex="12pt"/>
    </style:style>
    <style:style style:name="P30" style:family="paragraph" style:parent-style-name="Ü2">
      <style:paragraph-properties fo:line-height="150%" fo:text-align="justify" style:justify-single-word="false"/>
      <style:text-properties fo:font-size="12pt" fo:font-weight="bold" style:font-size-asian="12pt" style:font-weight-asian="bold" style:font-size-complex="12pt" style:font-weight-complex="bold"/>
    </style:style>
    <style:style style:name="P31" style:family="paragraph" style:parent-style-name="Ü2">
      <style:paragraph-properties fo:line-height="150%" fo:text-align="justify" style:justify-single-word="false"/>
      <style:text-properties fo:font-size="12pt" fo:font-weight="normal" style:font-size-asian="12pt" style:font-weight-asian="normal" style:font-size-complex="12pt" style:font-weight-complex="bold"/>
    </style:style>
    <style:style style:name="P32"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33" style:family="paragraph" style:parent-style-name="Standard">
      <style:paragraph-properties fo:line-height="150%" fo:text-align="justify" style:justify-single-word="false"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34" style:family="paragraph" style:parent-style-name="Standard" style:list-style-name="L1">
      <style:paragraph-properties fo:line-height="150%" fo:text-align="justify" style:justify-single-word="false"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35" style:family="paragraph" style:parent-style-name="Standard" style:list-style-name="L1">
      <style:paragraph-properties fo:line-height="150%" fo:text-align="justify" style:justify-single-word="false"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36" style:family="paragraph" style:parent-style-name="Standard" style:list-style-name="L1">
      <style:paragraph-properties fo:line-height="150%" fo:text-align="justify" style:justify-single-word="false"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37" style:family="paragraph" style:parent-style-name="Standard">
      <style:paragraph-properties fo:line-height="150%" fo:text-align="justify" style:justify-single-word="false" style:text-autospace="none"/>
      <style:text-properties style:font-name="Times New Roman1" fo:font-size="12pt" style:font-name-asian="Times New Roman1" style:font-size-asian="12pt" style:font-name-complex="Times New Roman1" style:font-size-complex="12pt"/>
    </style:style>
    <style:style style:name="P38" style:family="paragraph" style:parent-style-name="Standard">
      <style:paragraph-properties style:text-autospace="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39" style:family="paragraph" style:parent-style-name="Standard">
      <style:paragraph-properties fo:line-height="150%" fo:text-align="start" style:justify-single-word="false" style:text-autospace="none"/>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P40" style:family="paragraph" style:parent-style-name="Standard">
      <style:paragraph-properties fo:line-height="150%" fo:text-align="start" style:justify-single-word="false" style:text-autospace="none"/>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P41" style:family="paragraph" style:parent-style-name="Standard">
      <style:paragraph-properties fo:line-height="150%" fo:text-align="start" style:justify-single-word="false" style:text-autospace="none"/>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P42" style:family="paragraph" style:parent-style-name="Standard">
      <style:paragraph-properties fo:line-height="150%" fo:text-align="justify" style:justify-single-word="false" style:text-autospace="none"/>
      <style:text-properties fo:font-size="12pt" style:font-size-asian="12pt" style:font-size-complex="12pt"/>
    </style:style>
    <style:style style:name="P43" style:family="paragraph" style:parent-style-name="Standard">
      <style:paragraph-properties fo:line-height="150%" fo:text-align="justify" style:justify-single-word="false" style:text-autospace="none"/>
      <style:text-properties fo:font-size="12pt" style:font-size-asian="12pt" style:font-size-complex="12pt"/>
    </style:style>
    <style:style style:name="P44" style:family="paragraph" style:parent-style-name="Standard">
      <style:paragraph-properties fo:line-height="150%" fo:text-align="justify" style:justify-single-word="false" style:text-autospace="none"/>
      <style:text-properties fo:font-size="12pt" style:font-size-asian="12pt" style:font-size-complex="12pt"/>
    </style:style>
    <style:style style:name="P45" style:family="paragraph" style:parent-style-name="Standard">
      <style:paragraph-properties fo:line-height="150%" fo:text-align="justify" style:justify-single-word="false" style:text-autospace="none"/>
      <style:text-properties fo:font-size="12pt" style:font-size-asian="12pt" style:font-size-complex="12pt"/>
    </style:style>
    <style:style style:name="P46" style:family="paragraph" style:parent-style-name="Standard">
      <style:paragraph-properties fo:line-height="150%" fo:text-align="justify" style:justify-single-word="false" style:text-autospace="none"/>
      <style:text-properties fo:font-size="12pt" style:font-size-asian="12pt" style:font-size-complex="12pt"/>
    </style:style>
    <style:style style:name="P47" style:family="paragraph" style:parent-style-name="Standard">
      <style:paragraph-properties fo:line-height="150%" fo:text-align="justify" style:justify-single-word="false" style:text-autospace="none"/>
      <style:text-properties fo:font-size="12pt" style:font-size-asian="12pt" style:font-size-complex="12pt"/>
    </style:style>
    <style:style style:name="P48" style:family="paragraph" style:parent-style-name="Standard">
      <style:paragraph-properties fo:line-height="150%" fo:text-align="justify" style:justify-single-word="false" style:text-autospace="none"/>
      <style:text-properties fo:font-size="12pt" style:font-size-asian="12pt" style:font-size-complex="12pt"/>
    </style:style>
    <style:style style:name="P49" style:family="paragraph" style:parent-style-name="Standard">
      <style:paragraph-properties fo:line-height="150%" fo:text-align="justify" style:justify-single-word="false" style:text-autospace="none"/>
      <style:text-properties fo:font-size="12pt" style:font-size-asian="12pt" style:font-size-complex="12pt"/>
    </style:style>
    <style:style style:name="P50" style:family="paragraph" style:parent-style-name="Standard">
      <style:paragraph-properties fo:line-height="150%" fo:text-align="justify" style:justify-single-word="false" style:text-autospace="none"/>
      <style:text-properties fo:font-size="12pt" style:font-size-asian="12pt" style:font-size-complex="12pt"/>
    </style:style>
    <style:style style:name="P51" style:family="paragraph" style:parent-style-name="Standard">
      <style:paragraph-properties fo:line-height="150%" fo:text-align="justify" style:justify-single-word="false" style:text-autospace="none"/>
      <style:text-properties fo:font-size="12pt" style:font-size-asian="12pt" style:font-size-complex="12pt"/>
    </style:style>
    <style:style style:name="P52" style:family="paragraph" style:parent-style-name="Standard">
      <style:paragraph-properties fo:line-height="150%" style:text-autospace="none"/>
      <style:text-properties fo:font-size="12pt" style:font-size-asian="12pt" style:font-size-complex="12pt"/>
    </style:style>
    <style:style style:name="P53"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4" style:family="paragraph" style:parent-style-name="Standard" style:list-style-name="L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5" style:family="paragraph" style:parent-style-name="Standard" style:list-style-name="L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6" style:family="paragraph" style:parent-style-name="Standard" style:list-style-name="L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7" style:family="paragraph" style:parent-style-name="Standard" style:list-style-name="L4">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8" style:family="paragraph" style:parent-style-name="Standard" style:list-style-name="L4">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9" style:family="paragraph" style:parent-style-name="Standard" style:list-style-name="L4">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1"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62" style:family="paragraph" style:parent-style-name="Standard">
      <style:paragraph-properties fo:line-height="150%" fo:text-align="justify" style:justify-single-word="false" style:text-autospace="none"/>
      <style:text-properties fo:font-size="12pt" fo:font-style="italic" fo:font-weight="bold" style:font-size-asian="12pt" style:font-style-asian="italic" style:font-weight-asian="bold" style:font-size-complex="12pt" style:font-style-complex="italic" style:font-weight-complex="bold"/>
    </style:style>
    <style:style style:name="P63" style:family="paragraph" style:parent-style-name="Standard">
      <style:paragraph-properties fo:line-height="150%" fo:text-align="justify" style:justify-single-word="false" style:text-autospace="none"/>
      <style:text-properties fo:font-size="12pt" fo:font-style="italic" fo:font-weight="bold" style:font-size-asian="12pt" style:font-style-asian="italic" style:font-weight-asian="bold" style:font-size-complex="12pt" style:font-style-complex="italic" style:font-weight-complex="bold"/>
    </style:style>
    <style:style style:name="P64" style:family="paragraph" style:parent-style-name="Standard">
      <style:paragraph-properties fo:line-height="150%" fo:text-align="justify" style:justify-single-word="false" style:text-autospace="none"/>
      <style:text-properties fo:font-size="12pt" fo:font-style="italic" fo:font-weight="bold" style:font-size-asian="12pt" style:font-style-asian="italic" style:font-weight-asian="bold" style:font-size-complex="12pt" style:font-style-complex="italic" style:font-weight-complex="bold"/>
    </style:style>
    <style:style style:name="P65" style:family="paragraph" style:parent-style-name="Standard">
      <style:paragraph-properties fo:line-height="150%" fo:text-align="justify" style:justify-single-word="false" style:text-autospace="none"/>
      <style:text-properties fo:font-size="12pt" fo:font-style="italic" fo:font-weight="bold" style:font-size-asian="12pt" style:font-style-asian="italic" style:font-weight-asian="bold" style:font-size-complex="12pt" style:font-style-complex="italic" style:font-weight-complex="bold"/>
    </style:style>
    <style:style style:name="P66" style:family="paragraph" style:parent-style-name="Standard" style:list-style-name="L2">
      <style:paragraph-properties fo:line-height="150%" fo:text-align="justify" style:justify-single-word="false" style:text-autospace="none"/>
      <style:text-properties style:font-name="Times New Roman" fo:font-size="12pt" fo:font-weight="normal" style:font-size-asian="12pt" style:font-weight-asian="normal" style:font-size-complex="12pt" style:font-weight-complex="normal"/>
    </style:style>
    <style:style style:name="P67" style:family="paragraph" style:parent-style-name="Standard" style:list-style-name="L2">
      <style:paragraph-properties fo:line-height="150%" fo:text-align="justify" style:justify-single-word="false" style:text-autospace="none"/>
      <style:text-properties style:font-name="Times New Roman" fo:font-size="12pt" fo:font-weight="normal" style:font-size-asian="12pt" style:font-weight-asian="normal" style:font-size-complex="12pt" style:font-weight-complex="normal"/>
    </style:style>
    <style:style style:name="P68" style:family="paragraph" style:parent-style-name="Standard" style:list-style-name="L2">
      <style:paragraph-properties fo:line-height="150%" fo:text-align="justify" style:justify-single-word="false" style:text-autospace="none"/>
      <style:text-properties style:font-name="Times New Roman" fo:font-size="12pt" fo:font-weight="normal" style:font-size-asian="12pt" style:font-weight-asian="normal" style:font-size-complex="12pt" style:font-weight-complex="normal"/>
    </style:style>
    <style:style style:name="P69" style:family="paragraph" style:parent-style-name="Standard" style:list-style-name="L2">
      <style:paragraph-properties fo:line-height="150%" fo:text-align="justify" style:justify-single-word="false" style:text-autospace="none"/>
      <style:text-properties style:font-name="Times New Roman" fo:font-size="12pt" fo:font-weight="normal" style:font-size-asian="12pt" style:font-weight-asian="normal" style:font-size-complex="12pt" style:font-weight-complex="normal"/>
    </style:style>
    <style:style style:name="P70" style:family="paragraph" style:parent-style-name="Standard" style:list-style-name="L2">
      <style:paragraph-properties fo:line-height="150%" fo:text-align="justify" style:justify-single-word="false" style:text-autospace="none"/>
      <style:text-properties style:font-name="Times New Roman" fo:font-size="12pt" fo:font-weight="normal" style:font-size-asian="12pt" style:font-weight-asian="normal" style:font-size-complex="12pt" style:font-weight-complex="normal"/>
    </style:style>
    <style:style style:name="P71" style:family="paragraph" style:parent-style-name="Standard" style:list-style-name="L2">
      <style:paragraph-properties fo:line-height="150%" fo:text-align="justify" style:justify-single-word="false" style:text-autospace="none"/>
      <style:text-properties style:font-name="Times New Roman" fo:font-size="12pt" fo:font-weight="normal" style:font-size-asian="12pt" style:font-weight-asian="normal" style:font-size-complex="12pt" style:font-weight-complex="normal"/>
    </style:style>
    <style:style style:name="P72" style:family="paragraph" style:parent-style-name="Standard" style:list-style-name="L2">
      <style:paragraph-properties fo:line-height="150%" fo:text-align="justify" style:justify-single-word="false" style:text-autospace="none"/>
      <style:text-properties style:font-name="Times New Roman" fo:font-size="12pt" fo:font-weight="normal" style:font-size-asian="12pt" style:font-weight-asian="normal" style:font-size-complex="12pt" style:font-weight-complex="normal"/>
    </style:style>
    <style:style style:name="P73" style:family="paragraph" style:parent-style-name="Standard" style:list-style-name="L2">
      <style:paragraph-properties fo:line-height="150%" fo:text-align="justify" style:justify-single-word="false" style:text-autospace="none"/>
      <style:text-properties style:font-name="Times New Roman" fo:font-size="12pt" fo:font-weight="normal"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5" style:family="paragraph" style:parent-style-name="Standard">
      <style:paragraph-properties fo:text-align="start" style:justify-single-word="false"/>
      <style:text-properties fo:color="#000000" style:font-name="Times New Roman" fo:font-size="12pt" fo:font-weight="normal" style:font-name-asian="Minion Pro" style:font-size-asian="12pt" style:font-weight-asian="normal" style:font-name-complex="Minion Pro" style:font-size-complex="12pt"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style:font-name-asian="Times New Roman1" style:font-weight-asian="normal" style:font-name-complex="Times New Roman1" style:font-weight-complex="normal"/>
    </style:style>
    <style:style style:name="T4" style:family="text">
      <style:text-properties fo:language="de" fo:country="DE" fo:font-weight="normal" style:font-weight-asian="normal"/>
    </style:style>
    <style:style style:name="T5" style:family="text">
      <style:text-properties fo:font-weight="bold" style:font-weight-asian="bold" style:font-weight-complex="bold"/>
    </style:style>
    <style:style style:name="T6" style:family="text">
      <style:text-properties style:font-name="TimesNewRomanPSMT" style:font-name-asian="TimesNewRomanPSMT" style:font-name-complex="TimesNewRomanPSMT"/>
    </style:style>
    <style:style style:name="T7" style:family="text">
      <style:text-properties style:font-name="TimesNewRomanPSMT" fo:font-weight="bold" style:font-name-asian="TimesNewRomanPSMT" style:font-weight-asian="bold" style:font-name-complex="TimesNewRomanPSMT" style:font-weight-complex="bold"/>
    </style:style>
    <style:style style:name="T8" style:family="text">
      <style:text-properties style:font-name="TimesNewRomanPSMT" fo:font-weight="normal" style:font-name-asian="TimesNewRomanPSMT" style:font-weight-asian="normal" style:font-name-complex="TimesNewRomanPSMT" style:font-weight-complex="normal"/>
    </style:style>
    <style:style style:name="T9" style:family="text">
      <style:text-properties style:font-name="TimesNewRomanPSMT" fo:font-style="italic" style:font-name-asian="TimesNewRomanPSMT" style:font-style-asian="italic" style:font-name-complex="TimesNewRomanPSMT" style:font-style-complex="italic"/>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style:font-size-asian="12pt" style:font-size-complex="12pt"/>
    </style:style>
    <style:style style:name="T12" style:family="text">
      <style:text-properties style:font-name="Times New Roman"/>
    </style:style>
    <style:style style:name="T13" style:family="text">
      <style:text-properties style:font-name="Times New Roman" fo:font-style="italic" style:font-name-asian="TimesNewRomanPS-ItalicMT" style:font-style-asian="italic" style:font-name-complex="TimesNewRomanPS-ItalicMT" style:font-style-complex="italic"/>
    </style:style>
    <style:style style:name="T14" style:family="text">
      <style:text-properties style:font-name="Times New Roman" fo:font-style="italic" fo:font-weight="bold" style:font-name-asian="TimesNewRomanPS-ItalicMT" style:font-style-asian="italic" style:font-weight-asian="bold" style:font-name-complex="TimesNewRomanPS-ItalicMT" style:font-style-complex="italic" style:font-weight-complex="bold"/>
    </style:style>
    <style:style style:name="T15" style:family="text">
      <style:text-properties style:font-name="Times New Roman" style:font-name-asian="Perpetua" style:font-name-complex="Perpetua"/>
    </style:style>
    <style:style style:name="T16" style:family="text">
      <style:text-properties style:font-name="Times New Roman" fo:font-weight="normal" style:font-name-asian="ArialMT" style:font-weight-asian="normal" style:font-name-complex="ArialMT" style:font-weight-complex="normal"/>
    </style:style>
    <style:style style:name="T17" style:family="text">
      <style:text-properties style:font-name="Times New Roman" fo:font-weight="normal" style:font-name-asian="TimesNewRomanPSMT" style:font-weight-asian="normal" style:font-name-complex="TimesNewRomanPSMT" style:font-weight-complex="normal"/>
    </style:style>
    <style:style style:name="T18" style:family="text">
      <style:text-properties fo:color="#000000"/>
    </style:style>
    <style:style style:name="T19" style:family="text">
      <style:text-properties fo:color="#000000" style:font-name="Times New Roman" fo:font-weight="normal" style:font-name-asian="Minion Pro" style:font-weight-asian="normal" style:font-name-complex="Minion Pro" style:font-weight-complex="normal"/>
    </style:style>
    <style:style style:name="T20" style:family="text">
      <style:text-properties style:font-name-asian="ArialMT" style:font-name-complex="ArialMT"/>
    </style:style>
    <style:style style:name="T21" style:family="text">
      <style:text-properties style:font-name="TimesNewRomanPS-BoldMT" fo:font-size="12pt" style:font-name-asian="TimesNewRomanPS-BoldMT" style:font-size-asian="12pt" style:font-name-complex="TimesNewRomanPS-BoldMT" style:font-size-complex="12pt"/>
    </style:style>
    <style:style style:name="T22"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23" style:family="text">
      <style:text-properties style:font-name-asian="Times New Roman1" style:font-name-complex="Times New Roman1"/>
    </style:style>
    <style:style style:name="T24" style:family="text">
      <style:text-properties style:font-name="Times New Roman1" fo:font-weight="normal" style:font-name-asian="Times New Roman1" style:font-weight-asian="normal" style:font-name-complex="Times New Roman1" style:font-weight-complex="normal"/>
    </style:style>
    <style:style style:name="T25" style:family="text">
      <style:text-properties style:font-name="Times New Roman1" style:font-name-asian="Times New Roman1" style:font-name-complex="Times New Roman1"/>
    </style:style>
    <style:style style:name="T26" style:family="text">
      <style:text-properties style:font-name="Times New Roman1" fo:font-weight="bold" style:font-name-asian="Times New Roman1" style:font-weight-asian="bold" style:font-name-complex="Times New Roman1" style:font-weight-complex="bold"/>
    </style:style>
    <style:style style:name="T27" style:family="text">
      <style:text-properties style:font-name="Times New Roman1" fo:font-size="11.5pt" style:font-name-asian="Times New Roman1" style:font-size-asian="11.5pt" style:font-name-complex="Times New Roman1" style:font-size-complex="11.5pt"/>
    </style:style>
    <style:style style:name="T28" style:family="text">
      <style:text-properties style:font-name="Times New Roman1" fo:font-size="8pt" style:font-name-asian="Times New Roman1" style:font-size-asian="8pt" style:font-name-complex="Times New Roman1" style:font-size-complex="8pt"/>
    </style:style>
    <style:style style:name="T29" style:family="text">
      <style:text-properties style:font-name="Times New Roman1" fo:font-size="7pt" style:font-name-asian="Times New Roman1" style:font-size-asian="7pt" style:font-name-complex="Times New Roman1" style:font-size-complex="7pt"/>
    </style:style>
    <style:style style:name="T30" style:family="text">
      <style:text-properties style:font-name="Times New Roman1" fo:font-size="7pt" fo:font-style="normal" style:font-name-asian="Times New Roman1" style:font-size-asian="7pt" style:font-style-asian="normal" style:font-name-complex="Times New Roman1" style:font-size-complex="7pt" style:font-style-complex="normal"/>
    </style:style>
    <style:style style:name="T31" style:family="text">
      <style:text-properties style:font-name="Times New Roman1" fo:font-style="italic" style:font-name-asian="Times New Roman1" style:font-style-asian="italic" style:font-name-complex="Times New Roman1" style:font-style-complex="italic"/>
    </style:style>
    <style:style style:name="T32" style:family="text">
      <style:text-properties style:font-name="Times New Roman1" fo:font-style="normal" style:font-name-asian="Times New Roman1" style:font-style-asian="normal" style:font-name-complex="Times New Roman1" style:font-style-complex="normal"/>
    </style:style>
    <style:style style:name="T33" style:family="text">
      <style:text-properties fo:font-size="7pt" style:font-size-asian="7pt" style:font-size-complex="7pt"/>
    </style:style>
    <style:style style:name="T34" style:family="text">
      <style:text-properties fo:font-size="7pt" fo:font-style="italic" style:font-size-asian="7pt" style:font-style-asian="italic" style:font-size-complex="7pt" style:font-style-complex="italic"/>
    </style:style>
    <style:style style:name="T35"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style:shadow="none"/>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schungsberich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Inhaltsverzeichn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Einleitung (1-2 Seiten)</text:p>
      <text:p text:style-name="P2"/>
      <text:p text:style-name="P6"><text:span text:style-name="T16">Bildung gilt als eine der wichtigsten sozialen Fragen des 21. Jahrhunderts. Insbesondere</text:span><text:span text:style-name="T8"> liegt viel bildungspolitische Aufmerksamkeit auf dem Thema </text:span><text:span text:style-name="T6">Bildung und Migration. Vor allem auch die PISA-Studien haben gezeigt, dass besonders in Deutschland der Zusammenhang zwischen sozialer Herkunft und erfolgreichem Abschließen des Bildungssystems immer noch sehr eng ist. Migration bedeutet oft einen Verlust an kulturellem und sozialem Kapital, was sich auch in einer erhöhten Zahl von Schulmisserfolgen unter jungen Migrant/innen ausdrückt.</text:span></text:p>
      <text:p text:style-name="P6"><text:span text:style-name="T8">Auch für den nicht-migrierten Teil der Bevölkerung gilt, dass die Teilhabe </text:span><text:span text:style-name="T6">an formalisierter Bildung immer noch ungleich verteilt ist. So werden Kinder aus nichtakademischem Hintergrund wesentlich seltener für das Gymnasium angemeldet, was sich dann auch in den Zahlen an den Universitäten widerspiegelt (vgl. Autorengruppe Bildungsberichterstattung 2008). Hierbei spielen mangelndes ökonomisches sowie soziales und kulturelles Kapital eine Rolle (vgl. Haas 1999: 21).</text:span></text:p>
      <text:p text:style-name="P12">Die Thematik von Migranten im deutschen Bildungssystem ist eines der derzeit wichtigsten bildungspolitischen Themen. So ist „Bildung und Migration“ der Schwerpunkt des Bildungsberichts 2006. Unter dem Thema Übergänge in die Hochschule und Studienbeteiligung wird erläutert, dass Jugendliche mit Migrationshintergrund in der Gesamtheit der Studienberechtigten deutlich unterrepräsentiert sind (vgl. Autorengruppe Bildungsberichterstattung 2006: 156).</text:p>
      <text:p text:style-name="P12">Das Bundesamt für Migration und Flüchtlinge (BAMF) ist Auftraggeber mehrerer Studien: Es veröffentlichte 2009 als 5. Teil des Integrationsberichtes das Working Paper 22 „Berufliche und akademische Ausbildung von Migranten in Deutschland“. Für unseren Kontext besonders</text:p>
      <text:p text:style-name="P12">interessant ist, dass bei einer Differenzierung nach Herkunftsländern der prozentuale Anteil der StudiumsabsolventInnen aus der Russischen Föderation und aus Polen besonders stark gestiegen ist (vgl. Bundesamt für Migration und Flüchtlinge 2009: 52).</text:p>
      <text:p text:style-name="P12">Außerdem gab das BAMF 2008 eine Expertise in Auftrag: „Wege zum beruflichen Erfolg bei Frauen mit Migrationshintergrund der ersten und zweiten Generation und Ursachen für die gelungene Positionierung im Erwerbsleben“. Diese wurde erstellt von Prof. Dr. Manuela Westphal und Dr. Birgit Behrensen vom Fachbereich Erziehungs- und Kulturwissenschaft und dem Institut für Migrationsforschung und interkulturelle Studien der Universität Osnabrück. Ihre explorative Studie basiert auf 30 offenen Leitfadeninterviews mit Aussiedlerinnen, Arbeitsmigrantinnen und Flüchtlingen. Hier spielen Sprachkenntnisse, Systemunkenntnisse <text:soft-page-break/>der Eltern und Diskriminierungs- bzw. Benachteiligungserfahrungen in den Bildungsinstitutionen eine große Rolle (vgl. Westphal/ Behrensen 2009: 2).</text:p>
      <text:p text:style-name="P6"><text:span text:style-name="T6">Die Familie kann als Ausgangspunkt jeder Bildungsbiografie angesehen werden. Ihr Einfluss wird sich also auch in den späteren Phasen des Bildungsweges auswirken. Für Deutschland kann (mindestens) seit den 1960er Jahren festgestellt werden, dass soziale, kulturelle und ökonomische Ressourcen von Familien den Bildungserfolg von Kindern maßgeblich beeinflussen (vgl. BMBF 2006: 17). Das bestätigen auch die Ergebnisse der PISA-Studien. Die individuelle Lern- und Studienmotivation ist allerdings ein vielfältiges Ursachengefüge, in dem familiäre Einflüsse </text:span><text:span text:style-name="T9">ein</text:span><text:span text:style-name="T6"> Faktor neben weiteren wie Peergroups, LehrerInnen, Klassenumfeld und Persönlichkeit der Kinder sind (vgl. Helmke, Hosenfeld, Schrader &amp; Wagner 2002, zit. n. Sobcak 2008: 43). Ein äußerst entscheidender Faktor auf die Schulleistungen der Kinder sind die </text:span><text:span text:style-name="T13">familiären Einflüsse, </text:span><text:span text:style-name="T6">zu denen in diversen Studien vor allem der sozioökonomische Status der Familie, der Erziehungsstil, die Erwartungen der Eltern und deren Unterstützungsverhalten zählen.</text:span></text:p>
      <text:p text:style-name="P12">Neben dem sozioökonomischen Hintergrund wurden in Untersuchungen zu Schulleistungen bereits Aspekte erfasst wie die elterliche Erwartungen an die Schulleistungen ihrer Kinder, elterliche Einstellung zu Bildung und Schule im Allgemeinen und das Maß ihrer Unterstützung z.B. bei Hausaufgaben (vgl. Helmke, Jäger u.a. 2002: 24).</text:p>
      <text:p text:style-name="P22"/>
      <text:p text:style-name="P29"><text:span text:style-name="T3">In dieser Arbeit</text:span><text:span text:style-name="T6"> soll </text:span><text:span text:style-name="T3">zunächst im Kapitel 2</text:span><text:span text:style-name="T6"> einführend kurz </text:span><text:span text:style-name="T3">auf den theoretischen Hintergrund des Themas</text:span><text:span text:style-name="T6"> </text:span><text:span text:style-name="T23">eingegangen werden, aus dem weitere forschungsleitende Hypothesen abgeleitet werden. </text:span><text:span text:style-name="T6">In Kapitel 2.2 werden die Fragestellung und Hypothesen präzisiert und</text:span><text:span text:style-name="T3"> anschließend mit geeigneten Daten überprüft.</text:span><text:span text:style-name="T8"> </text:span><text:span text:style-name="T23">Bevor die Hypothesen im empirischen Teil in Kapitel 3.4 mittels geeigneter statistischer Verfahren überprüft werden, werden die Datenbasis und die Methodik der Analysen in den Kapiteln 3.1 bis 3.3 vorgestellt.</text:span><text:span text:style-name="T6"> Die daraus folgenden Ergebnisse werden in Abschnitt 2.5 formuliert. </text:span><text:span text:style-name="T23">Abschließend werden die wichtigsten Ergebnisse zusammengefasst und ein Fazit gezogen (Kapitel 4).</text:span></text:p>
      <text:p text:style-name="P4"/>
      <text:p text:style-name="P2"/>
      <text:p text:style-name="P2"/>
      <text:p text:style-name="P2"/>
      <text:p text:style-name="P2"/>
      <text:p text:style-name="P2"/>
      <text:p text:style-name="P2"/>
      <text:p text:style-name="P2"/>
      <text:p text:style-name="P2"><text:soft-page-break/>Theorieteil &amp; Forschungsstand (2-4 Seiten)</text:p>
      <text:p text:style-name="P2"/>
      <text:p text:style-name="P6"><text:span text:style-name="T8">Die theoretischen Hintergründe zu den Hauptaspekten des Berichts </text:span><text:span text:style-name="T6">werden im folgenden kurz erläutert.</text:span></text:p>
      <text:p text:style-name="P5"/>
      <text:p text:style-name="P18"><text:span text:style-name="T10">„Zur Bevölkerung mit Migrationshintergrund zählen alle, die nach 1949 auf das heutige Gebiet der Bundesrepublik Deutschland zugezogen sind, alle in Deutschland geborenen Ausländer/-innen und alle in Deutschland mit deutscher Staatsangehörigkeit Geborene mit zumindest einem zugezogenen oder als Ausländer in Deutschland geborenen Elternteil. </text:span>Nach den heutigen ausländerrechtlichen Vorschriften umfasst diese Definition somit üblicherweise Angehörige der 1. bis 3. Migrantengeneration (das heißt Zuwanderer, Kinder von Zuwanderern und Enkel von Zuwanderern).“(Statistisches Bundesamt).</text:p>
      <text:p text:style-name="P2"/>
      <text:p text:style-name="P30"><text:span text:style-name="T1">Laut Bildungsberichterstattung aus dem Jahr 2010 (vgl. Autorengruppe Bildungs</text:span><text:span text:style-name="T4">-</text:span><text:span text:style-name="T1">berichterstattung 2010, 5) ist der Anteil der Kinder und Jugendlichen mit Migrations</text:span><text:span text:style-name="T4">-</text:span><text:span text:style-name="T1">hintergrund in Deutschland stark gestiegen.</text:span></text:p>
      <text:p text:style-name="P31">Die Ergebnisse der internationalen PISA-Studie bestätigen erhebliche Leistungsnachteile von Schülerinnen und Schülern mit Migrationshintergrund (vgl. Stanat &amp; Christensen 2006 zit. n. Dirim et al. 2008, 9). Viele von ihnen beenden ihre Schullaufbahn ohne Abschluss (vgl. Statistisches Bundesamt 2005). Außerdem sind sie an Förderschulen überrepräsentiert (vgl. Diefenbach 2004). Zweifellos spielen die sozioökonomischen Rahmenbedingungen für den Schulerfolg von Kindern und Jugendlichen mit Migrationshintergrund in Deutschland eine entscheidende Rolle (vgl. Dirim et al. 2008, 10). Außerdem wird die Mehrsprachigkeit der Schüler oft als Störfaktor interpretiert. Deswegen konzentrieren sich die bildungspolitisch initiierten Maßnahmen in hohem Maße auf die Förderung von Deutsch als Zweitsprache. Jedoch ist die Lage nicht selten so, dass die Lerninhalte, die präsentiert werden, völlig fremd vorkommen, keinen Bezug zu den Erfahrungen aufweisen und damit keine erkennbare Bedeutung für ihre künftige Lebensgestaltung haben. Die kulturellen Hintergründe werden oft nur unzureichend besprochen, Vorurteile und Stereotype verbreiten sich somit schnell und führen zu Konflikten. </text:p>
      <text:p text:style-name="P6"><text:span text:style-name="T7">Neben dem sozioökonomischen Status der Familie zählt der Erziehungsstil </text:span><text:span text:style-name="T6">der Eltern zu den entscheidenden familiären Einflussfaktoren auf Schulleistung der Kinder. Eine besondere Rolle kommt dem Unterstützungsverhalten der Eltern zu (vgl. Boehnke u. Bergs-Winkel 1991, zit. n. Sobczak 2008: 46). Dabei weist z.B. PISA 2000 darauf hin, dass die elterlichen </text:span><text:soft-page-break/><text:span text:style-name="T6">Erwartungen an die Bildungsabschlüsse ihrer Kinder seit 1950 kontinuierlich gestiegen sind </text:span><text:span text:style-name="T6">und das über alle sozialen Schichten hinweg (vgl. Deutsches PISA-Konsortium 2002: 163).</text:span></text:p>
      <text:p text:style-name="P2">Auf Aktualität überprüfen</text:p>
      <text:p text:style-name="P15"/>
      <text:p text:style-name="P12"><text:span text:style-name="T5">In Bezug auf </text:span><text:span text:style-name="T14">Migration </text:span><text:span text:style-name="T5">haben die PISA-Studien gezeigt, dass sowohl ein </text:span>Migrationshintergrund als auch die Zugehörigkeit zu einer niedrigen sozialen Schicht entscheidende Kriterien für geringen Schulerfolg und damit bestimmend für den weiteren Bildungsaufstieg sind (vgl. Deutsches PISA-Konsortium 2002). Dieser Zusammenhang ist in Deutschland besonders eng. Die Chancen von Kindern, deren Eltern beide migriert sind, auf einen mittleren oder höheren Bildungsgang sind deutlich geringer als für Kinder ohne familiären Migrationshintergrund (vgl. Deutsches PISA-Konsortium 2002: 199).</text:p>
      <text:p text:style-name="P12">Betrachtet man die realen Zahlen der StudienanfängerInnen mit Migrationshintergrund werden diese Ergebnisse auch vom Bildungsbericht 2006 „Bildung und Migration“ bestätigt. Bezogen auf die Übergangsquote in den Hochschulbereich kann demgegenüber festgestellt werden, dass sie für Studienberechtigte mit Migrationshintergrund wesentlich höher liegt.</text:p>
      <text:p text:style-name="P12">Interessant ist, dass beim Vergleich von Studienberechtigten, die aus einer nicht-akademisch vorgebildeten Familie kommen, diejenigen mit Migrationshintergrund eine signifikant höhere Studienbereitschaft haben als diejenigen ohne (vgl. Autorengruppe Bildungsberichterstattung 2006: 157). </text:p>
      <text:p text:style-name="P12">Zudem belegt der Bericht, dass Menschen mit Migrationshintergrund aus den Staaten der ehemaligen SU (und Polen) insgesamt bei (Aus-)Bildungsabschlüssen besser abschneiden als andere Migrantengruppen (vgl. Autorengruppe Bildungsberichterstattung 2008).</text:p>
      <text:p text:style-name="P12">Unter jungen Migrant/innen ist die Zahl der Schulmisserfolge besonders hoch, sowohl in einzelnen Fächern (vgl. BMBF 2006: 10-13) als auch in Bezug auf einen Schulabschluss: Jugendliche mit Migrationshintergrund verlassen doppelt so häufig die allgemeinbildenden Schulen ohne einen Abschluss als solche ohne Migrationshintergrund (vgl. Autorengruppe Bildungsberichterstattung 2008: 6). Der Anteil von Studierenden mit Migrationshintergrund lag im Sommersemester 2006 bei 8% (vgl. BMBF 2007, zit. n. Bundesamt für Migration und Flüchtlinge 2009: 52).</text:p>
      <text:p text:style-name="P9"/>
      <text:p text:style-name="P16"><text:span text:style-name="T11">Ein bedeutsamer Faktor für den Erfolg des Erwerbs einer weiteren Sprache ist </text:span><text:span text:style-name="T21">das Alter</text:span><text:span text:style-name="T11">, in</text:span></text:p>
      <text:p text:style-name="P14">dem der Erwerb beginnt. Der Erwerb von mehreren Sprachen von Geburt an unterscheidet</text:p>
      <text:p text:style-name="P14">sich kaum vom monolingualen Erwerb. Die Erwerbsschritte sind gleich und auch die</text:p>
      <text:p text:style-name="P14">erreichbaren sprachlichen Fähigkeiten entsprechen denen einsprachiger Kinder. Das gilt vor</text:p>
      <text:p text:style-name="P14">allem für die grammatischen Systeme einer Sprache (Morphologie und Syntax). In einer</text:p>
      <text:p text:style-name="P14"><text:soft-page-break/>Reihe von Studien konnte mittlerweile belegt werden, dass die Äußerungen von Kindern, die</text:p>
      <text:p text:style-name="P14">bis zum Alter von ca. vier Jahren mit dem Erwerb des Deutschen beginnen, auf der Ebene der</text:p>
      <text:p text:style-name="P14">Grammatik sich qualitativ nicht von Äußerungen einsprachiger Kinder unterscheiden. Das gilt</text:p>
      <text:p text:style-name="P14">auch dann, wenn die Erstsprache der Kinder deutliche sprachstrukturelle Unterschiede zum</text:p>
      <text:p text:style-name="P13">Deutschen aufweist (vgl. Rothweiler/Ruberg 2011: 14).</text:p>
      <text:p text:style-name="P3"/>
      <text:p text:style-name="P15">Die Reifungshypothese besagt, dass die Spracherwerbsfähigkeit im Verlauf der</text:p>
      <text:p text:style-name="P14">kindlichen Entwicklung nur für einen begrenzten Zeitraum vollständig zur Verfügung steht</text:p>
      <text:p text:style-name="P14">(vgl. Meisel 2007: 99f.). Der Zusammenhang zwischen reifungsbedingten biologischen</text:p>
      <text:p text:style-name="P17"><text:span text:style-name="T11">Veränderungen und Änderungen des Sprachvermögens ergibt sich aus der Hypothese </text:span><text:span text:style-name="T22">der</text:span></text:p>
      <text:p text:style-name="P17"><text:span text:style-name="T22">Kritischen Periode</text:span><text:span text:style-name="T11">. Die kritische Periode ist der Altersbereich, in dem die optimale</text:span></text:p>
      <text:p text:style-name="P14">Erwerbsperiode nachlässt. Die Alterszeiträume, in denen diese kritische Phase auftritt, sind</text:p>
      <text:p text:style-name="P14">umstritten, da es auch individuelle Variationen gibt. Die meisten Wissenschaftler bezeichnen</text:p>
      <text:p text:style-name="P14">als kritische Grenze für eine Veränderung der Erwerbsfähigkeit einer weiteren Sprache einmal</text:p>
      <text:p text:style-name="P14">das Alter von ca. vier Jahren und ein zweites Mal das Alter von ca. sieben Jahren. Es wird</text:p>
      <text:p text:style-name="P14">angenommen, dass die neuronale Plastizität für den Spracherwerb nur während eines</text:p>
      <text:p text:style-name="P14">bestimmten Zeitraums vorhanden ist. Findet der Spracherwerb in dieser optimalen Periode</text:p>
      <text:p text:style-name="P14">statt, wird die Sprache vollständig erworben. Gelingt der Erwerb in dieser Periode nicht, kann</text:p>
      <text:p text:style-name="P14">6</text:p>
      <text:p text:style-name="P14">die Sprache zu einem späteren Zeitpunkt nicht mehr vollständig erworben werden (vgl.</text:p>
      <text:p text:style-name="P13">Chilla/ Rothweiler/ Babur 2010: 49f.).</text:p>
      <text:p text:style-name="P9"/>
      <text:p text:style-name="P9">Ein auffälliges Ergebnis ist, dass Jugendliche der ersten Generation (beide Elternteile sind im Ausland geboren, der/die Jugendliche selbst ist in Deutschland geboren) noch ungünstigere Ergebnisse in Schulleistungen als zugewanderte Jugendliche erzielen, obwohl sie in Deutschland aufgewachsen sind und ihre gesamte Schulzeit in deutschen Schulen verbracht haben.</text:p>
      <text:p text:style-name="P9">Jugendliche, von denen ein Elternteil im Ausland geboren wurde, weisen unter den Schülerinnen und Schülern mit Migrationshintergrund in allen Ländern das höchste Kompetenzniveau auf (vgl. Hannover). </text:p>
      <text:p text:style-name="P19">Es gibt heutzutage diverse Erklärungskonzepte bezüglich möglicher Ursachen für die Schulleistungsunterschiede von Schülern mit und ohne Migrationshintergrund. Als Ursachen für die schlechte Schulleistungen werden häufig Migration, wirtschaftliche Stellung der Eltern, Selbstkonzept der Schüler etc. genannt. In der vorliegenden Arbeit wird vor allem geschaut, wie sich das Ankunftsalter der Kinder auf ihre Schulleistungen, insbesondere auf Deutsch- und Mathematikleistung auswirkt.</text:p>
      <text:p text:style-name="P3"/>
      <text:p text:style-name="P3"><text:span text:style-name="T10">Wenn man die Ergebnisse aus der Bildungsforschung betrachtet, wird </text:span><text:span text:style-name="T11">weiterhin</text:span><text:span text:style-name="T10"> deutlich, dass sich der Gebrauch der deutschen Sprache im Alltag von Jugendlichen türkischer Herkunft und Schülerinnen und Schüler, die aus der ehemaligen Sowjetunion zugewandert </text:span><text:soft-page-break/><text:span text:style-name="T10">sind, nicht automatisch mit der Aufenthaltsdauer einstellt. Obwohl die Jugendlichen türkischer Herkunft in Deutschland geboren und zur Schule gegangen sind, verwenden sie <text:s text:c="2"/>im Vergleich zu den anderen Kindern mit Migrationshintergrund seltener die deutsche Sprache im Alltag. Ihre durchschnittlichen Kompetenzen im Lesen und in der Mathematik liegen in fast allen Ländern auf einem Niveau, welches ein erfolgreiches Weiterlernen in Ausbildung und Beruf gefährdet erscheinen lässt.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Fragestellung &amp; Hypothesen </text:p>
      <text:p text:style-name="P8"/>
      <text:p text:style-name="P6"><text:span text:style-name="T19">Die Bildungsforschung zeigt, dass sich </text:span><text:span text:style-name="T2">Geschlechtsunterschiede, die sozioökonomische Herkunft und der Migrationshintergrund der Familie oft in unterschiedlichen Lernvoraussetzungen und Einstellungen zum Lernen nieder</text:span><text:span text:style-name="T19">schlagen</text:span><text:span text:style-name="T2">. </text:span><text:span text:style-name="T19">In der folgenden Fragestellung werden die grundlegenden Kompetenzbereiche von Schülerinnen und Schülern betrachtet, nämlich die Lese- und Matematikkompetenzen sowie der Einfluss unterschiedlicher Faktoren auf diese. </text:span><text:span text:style-name="T2"><text:s text:c="4"/></text:span></text:p>
      <text:p text:style-name="P10"><text:tab/>Das Ziel der Untersuchung ist zum einen, der Frage nachzugehen, inwieweit sich Mädchen und Jungen mit und ohne Migrationshintergrund in ihren Deutsch- und Mathematikleistungen unterscheiden. Zum anderen die Einflüsse der sozioökonomischen Herkunft und Migration auf die Deutsch- und Mathematikleistungen der Schülerinnen und Schüler zu ermitteln. Und als Letztes zu prüfen, ob es einen Zusammenhang zwischen dem Einwanderungsalter von Jungen und Mädchen und ihren Leistungen in Deutsch und Mathematik gibt? </text:p>
      <text:p text:style-name="P6"><text:span text:style-name="T24"><text:tab/>Wie in der Einleitung gezeigt, werden</text:span><text:span text:style-name="T25"> Migranten häufig in Verbindung mit geringerem schulischen Erfolg und schlechterer Bildung gebracht. Als Ursachen dafür werden oft der soziale Status und die Herkunft der Familie, Migration, weniger Wissen über die Struktur des Bildungssystems oder auch Diskriminierung bezeichnet. Vor allem werden für einen geringeren Bildungs- und Berufserfolg mangelnde Sprachkenntnisse verantwortlich gemacht. </text:span></text:p>
      <text:p text:style-name="P33"><text:tab/>Es lassen sich aus den vorhergehenden theoretischen Konzepten folgende Hypothesen aufstellen: </text:p>
      <text:list text:style-name="L1">
        <text:list-item>
          <text:p text:style-name="P34">Mädchen und Jungen unterscheiden sich in ihren Deutsch- und Mathematikleistungen.</text:p>
        </text:list-item>
        <text:list-item>
          <text:p text:style-name="P34">Niedrige sozioökonomische Herkunft und Migration haben einen negativen Einfluss auf die Schulleistungen der Schüler.</text:p>
        </text:list-item>
        <text:list-item>
          <text:p text:style-name="P34">Es gibt einen Zusammenhang zwischen dem Einwanderungsalter von Jungen und Mädchen und ihren Leistungen in Deutsch und Mathematik.</text:p>
        </text:list-item>
      </text:list>
      <text:p text:style-name="P28"><text:span text:style-name="T2">Die aufgestellten Hypothesen werden im weiteren Verlauf der Arbeit mit geeigneten Daten </text:span>und dafür angebrachten statistischen Methoden überprüft.</text:p>
      <text:p text:style-name="P3"/>
      <text:p text:style-name="P2"/>
      <text:p text:style-name="P2"/>
      <text:p text:style-name="P2"/>
      <text:p text:style-name="P2"/>
      <text:p text:style-name="P2"/>
      <text:p text:style-name="P2"><text:soft-page-break/>Datengrundlage und Methode (2-3 Seiten)</text:p>
      <text:p text:style-name="P2"/>
      <text:p text:style-name="P11">2.1 Datengrundlage</text:p>
      <text:p text:style-name="P75">Basierend auf den für PISA 2000 erhobenen Daten... </text:p>
      <text:p text:style-name="P9">Es wird eine altershomogene Gruppe, die aus 15-jährigen Jungen und Mädchen mit und ohne Migrationshintergrund besteht, untersucht.</text:p>
      <text:p text:style-name="P9">Es wurde ein Datensatz erstellt, der N=5000 vollständige Fälle aus dem PISA-2000 Datensatz enthält. Die Daten wurden mit dem R Programm ausgewertet.</text:p>
      <text:p text:style-name="P9"/>
      <text:p text:style-name="P20">Die Auswertung von Daten erfolgte mit dem „R“-Programm </text:p>
      <text:p text:style-name="P20">Es wurden folgende Variablen erfasst: </text:p>
      <text:list text:style-name="L2">
        <text:list-item>
          <text:p text:style-name="P66">„ankd“ (Seit wann lebst du in Deutschland?). Die Antworten wurden zu 1=Geburt, 2=1.-3. Lebensjahr, 3=4.-6. Lebensjahr, 4=7.-11. Lebensjahr und 5=12.-Lebensjahr zusammengefasst. </text:p>
        </text:list-item>
        <text:list-item>
          <text:p text:style-name="P66">„migr“ (Herkunft der Eltern): 1=Vater und Mutter in Deutschland geboren, 2=Vater oder Mutter in Deutschland geboren und 3=Weder Vater noch Mutter in Deutschland geboren.</text:p>
        </text:list-item>
        <text:list-item>
          <text:p text:style-name="P66">„sprach“ (Welche Sprache sprecht ihr normalerweise zu Hause?): 1=Deutsch, 4=andere Sprache.</text:p>
        </text:list-item>
        <text:list-item>
          <text:p text:style-name="P66">„read“ (Leselesitung): </text:p>
        </text:list-item>
        <text:list-item>
          <text:p text:style-name="P66">„math“ (Mathematikleistung)</text:p>
        </text:list-item>
        <text:list-item>
          <text:p text:style-name="P66">„isei“ (sozioökonomischer Status der Familie)</text:p>
        </text:list-item>
        <text:list-item>
          <text:p text:style-name="P66">„geschl“ (Geschlecht)</text:p>
          <text:p text:style-name="P66"/>
        </text:list-item>
      </text:list>
      <text:p text:style-name="P2"/>
      <text:p text:style-name="P61">2.2 Methoden: Multiple Regression, t-Test für unabhängige Stichproben, Einfaktoriele Varianzanalyse ohne Messwiederholung</text:p>
      <text:p text:style-name="P2"/>
      <text:p text:style-name="P28"><text:span text:style-name="T2">Zur Überprüfung der aufgestellten Hypothesen werden zuerst .. Analysen </text:span>durchgeführt. Dadurch sollen erste Erkenntnisse über die Zusammenhänge der abhängigen und unabhängigen Variablen gewonnen werden. Um jedoch genauere Aussagen über die Gültigkeit der Hypothesen treffen zu können, werden im Anschluss daran multiple Regression, t-Test und Varianzanalyse durchgeführt. Diese statistischen Datenanalysen werden mit dem „R“ Programm ausgewertet. Mit Hilfe dieser Ergebnisse kann man schließlich die Hypothesen annehmen bzw. ablehnen. Das theoretische Analyseverfahren der <text:soft-page-break/>oben genannten Methoden wird im folgenden Abschnitt vorgestellt. </text:p>
      <text:p text:style-name="P28"/>
      <text:p text:style-name="P38">2.2.1 Multiple Regression</text:p>
      <text:p text:style-name="P38"/>
      <text:p text:style-name="P42"><text:span text:style-name="T24">Der Grundgedanke einer Regression liegt darin, die abhängige Variable aus der Kombination </text:span><text:span text:style-name="T25">verschiedener unabhängiger Variablen vorherzusagen bzw. zu erklären</text:span><text:span text:style-name="T26">. </text:span><text:span text:style-name="T24">Mit Hilfe einer Regressionsgleichung können dann Aussagen </text:span><text:span text:style-name="T25">darüber getroffen werden, welchen Einfluss die verschiedenen unabhängigen Variablen auf die abhängige Variable haben (vgl. Eid u.a. 2010: 602-603). </text:span></text:p>
      <text:p text:style-name="P42"><text:span text:style-name="T25"><text:tab/>Die empirische Forschung unterscheidet zwischen verschiedenen Arten der Regressionsanalyse. Da in der vorliegenden Arbeit der Zusammenhang zwischen mehreren Prädiktoren (Einwanderungsalter, Migration, sozioökonomische Herkunft und Geschlecht) und einer Kriteriumsvariable (Deutschleistung/Mathematikleistung) überprüft werden soll, wird als Analyseverfahren multiple Regression gewählt. Mit ihr sollen Aussagen darüber gemacht werden, welche von vier unabhängigen Variablen am stärksten die abhängige Variable beeinflusst. </text:span></text:p>
      <text:p text:style-name="P42"><text:span text:style-name="T25"><text:tab/>Die Gleichung der multiplen Regression, welche die Beziehung zwischen der abhängigen (Y) und mehreren unabhängigen (</text:span><text:span text:style-name="T27">X</text:span><text:span text:style-name="T28">i</text:span><text:span text:style-name="T25">) Variablen abbildet, lautet wie folgt:</text:span></text:p>
      <text:p text:style-name="P42"><text:span text:style-name="T25">Y=b</text:span><text:span text:style-name="T29">0</text:span><text:span text:style-name="T25">+b</text:span><text:span text:style-name="T29">1</text:span><text:span text:style-name="T25">*X</text:span><text:span text:style-name="T29">1</text:span><text:span text:style-name="T25">+b</text:span><text:span text:style-name="T29">2</text:span><text:span text:style-name="T25">*X</text:span><text:span text:style-name="T28">2</text:span><text:span text:style-name="T25">+...+b</text:span><text:span text:style-name="T29">j</text:span><text:span text:style-name="T25">*X</text:span><text:span text:style-name="T29">j</text:span><text:span text:style-name="T25">+...+b</text:span><text:span text:style-name="T29">k</text:span><text:span text:style-name="T25">*X</text:span><text:span text:style-name="T29">k</text:span><text:span text:style-name="T25">+E</text:span></text:p>
      <text:p text:style-name="P39">Y: abhängigen Variable </text:p>
      <text:p text:style-name="P39">Xi: Ausprägung der unabhängigen Variablen</text:p>
      <text:p text:style-name="P39">b0: Regressionskonstante </text:p>
      <text:p text:style-name="P52"><text:span text:style-name="T31">bi: Regressionskoeffizient </text:span><text:span text:style-name="T32">(vgl. Eid u.a. 2010: 604)</text:span></text:p>
      <text:p text:style-name="P42"><text:span text:style-name="T32"><text:tab/>In diesem Fall sieht die Pfadanalytische Darstellung der multiplen Regression mit vier unanhängigen Variablen folgendermaßen aus: </text:span></text:p>
      <text:p text:style-name="P42"><text:span text:style-name="T30"/></text:p>
      <text:p text:style-name="P42"><draw:frame draw:style-name="fr1" draw:name="Rahmen1" text:anchor-type="paragraph" svg:x="0.016cm" svg:y="0.028cm" svg:width="2cm" draw:z-index="0"><draw:text-box fo:min-height="0.499cm"><text:p text:style-name="P62"><text:span text:style-name="T25">X</text:span><text:span text:style-name="T29">1</text:span></text:p></draw:text-box></draw:frame><text:span text:style-name="T30"/></text:p>
      <text:p text:style-name="P42"><text:span text:style-name="T30"/></text:p>
      <text:p text:style-name="P42"><draw:frame draw:style-name="fr1" draw:name="Rahmen2" text:anchor-type="paragraph" svg:x="0.069cm" svg:y="0.108cm" svg:width="2cm" draw:z-index="1"><draw:text-box fo:min-height="0.499cm"><text:p text:style-name="P62"><text:span text:style-name="T25">X</text:span><text:span text:style-name="T29">2</text:span></text:p></draw:text-box></draw:frame><text:span text:style-name="T30"/></text:p>
      <text:p text:style-name="P42"><draw:frame draw:style-name="fr1" draw:name="Rahmen5" text:anchor-type="paragraph" svg:x="6.101cm" svg:y="0.206cm" svg:width="2cm" draw:z-index="4"><draw:text-box fo:min-height="0.499cm"><text:p text:style-name="P61"><text:span text:style-name="T35">Y</text:span><text:span text:style-name="T34">1</text:span><text:span text:style-name="T35">/Y</text:span><text:span text:style-name="T34">2</text:span></text:p></draw:text-box></draw:frame><text:span text:style-name="T25"/></text:p>
      <text:p text:style-name="P61"><draw:frame draw:style-name="fr1" draw:name="Rahmen3" text:anchor-type="paragraph" svg:x="0.069cm" svg:y="0.183cm" svg:width="2cm" draw:z-index="2"><draw:text-box fo:min-height="0.499cm"><text:p text:style-name="P62"><text:span text:style-name="T25">X</text:span><text:span text:style-name="T29">3</text:span></text:p></draw:text-box></draw:frame><text:tab/><text:tab/><text:tab/><text:tab/><text:span text:style-name="T35"><text:tab/></text:span></text:p>
      <text:p text:style-name="P60"/>
      <text:p text:style-name="P60"><draw:frame draw:style-name="fr1" draw:name="Rahmen4" text:anchor-type="paragraph" svg:x="0.042cm" svg:y="0.109cm" svg:width="2cm" draw:z-index="3"><draw:text-box fo:min-height="0.499cm"><text:p text:style-name="P62"><text:span text:style-name="T25">X</text:span><text:span text:style-name="T29">4</text:span></text:p></draw:text-box></draw:frame> </text:p>
      <text:p text:style-name="P60"><text:s text:c="12"/></text:p>
      <text:p text:style-name="P60"/>
      <text:p text:style-name="P60"/>
      <text:p text:style-name="P60"/>
      <text:p text:style-name="P60"/>
      <text:p text:style-name="P60"><text:soft-page-break/>2.2.2 t-Test für unabhängige Stichproben</text:p>
      <text:p text:style-name="P60"/>
      <text:p text:style-name="P9">Mit dem t-Test für unabhängige Stichproben werden zwei Gruppen in Bezug auf den jeweiligen Mittelwert auf der abhängigen Variablen verglichen. In der vorliegenden Arbeit wird überprüft, ob sich Frauen und Männer hinsichtlich ihrer mittleren Deutschleistungswerte sowie hinsichtlich ihrer mittleren Mathematikleistungswerte unterscheiden. Es werden also zwei t-Tests durchgeführt. Die unabhängige Variable ist in beiden Fällen das Geschlecht. Die abhängigen Variablen sind Mathematik- und Deutschleistung. </text:p>
      <text:p text:style-name="P9"><text:tab/>Bevor der t-Test durchgeführt wird, sollten zuerst die Voraussetzungen des t-Tests für unabhängige Stichproben überprüft werden:</text:p>
      <text:list text:style-name="L4">
        <text:list-item>
          <text:p text:style-name="P57">metrisch skalierte abhängige Variable</text:p>
        </text:list-item>
        <text:list-item>
          <text:p text:style-name="P57">bei N<text:span text:style-name="T33">1 </text:span>&lt; 30 und N<text:span text:style-name="T33">2 </text:span>&lt; 30: Normalverteilung der abhängigen Variablen in den beiden Populationen</text:p>
        </text:list-item>
        <text:list-item>
          <text:p text:style-name="P57">Varianzhomogenität (vgl. </text:p>
        </text:list-item>
      </text:list>
      <text:p text:style-name="P60"/>
      <text:p text:style-name="P60">2.2.3 Einfaktoriele Varianzanalyse ohne Messwiederholung</text:p>
      <text:p text:style-name="P60"/>
      <text:p text:style-name="P9">Die Varianzanalyse ist eine Erweiterung des t-Tests. Wie es schon oben erwähnt wurde, vergleicht der t-Test zwei Mittelwerte miteinander. Wenn es jedoch mehr als zwei Mittelwerte miteinander verglichen werden sollen, ist der t-Test dafür nicht mehr geeignet. Stattdessen wird in der Regel eine Varianzanalyse gerechnet. In diesem Fall wird eine Varianzanalyse ohne Messwiederholung durchgeführt, da die zu vergleichenden Mittelwerte aus unabhängigen Stichproben stammen. Einmal wird die Varianzanalyse für die unabhängige Variable „ankd“ und das zweite Mal für die unabhängige Variable „migr“ gerechnet. Es wird untersucht, ob sich die vier Gruppen der Variable „ankd“ und die drei der Variable „migr“ in ihren mittleren Deutsch- und Mathematikleistungswerten unterscheiden. Dabei wird die unabhängige Variable in ein Faktor umgewandelt. Im Gegensatz zum t-Test für unabhängige Stichproben kann die unabhängige Variable mehr als zwei Ausprägungen haben. Eine wichtige Voraussetzung der Varianzanalyse ist die Varianzhomogenität. Deswegen ist es wichtig diese zu überprüfen, bevor man zur Varianzanalyse kommt. Die statistische Bedeutsamkeit der Varianzhomogenität wird mit Hilfe des Levene-Tests durchgeführt (vgl. )</text:p>
      <text:p text:style-name="P2"/>
      <text:p text:style-name="P2"/>
      <text:p text:style-name="P2"/>
      <text:p text:style-name="P2"/>
      <text:p text:style-name="P2"/>
      <text:p text:style-name="P2"><text:soft-page-break/>Ergebnisse (2-3 Seiten)</text:p>
      <text:p text:style-name="P2"/>
      <text:p text:style-name="P10"><text:span text:style-name="T15">Im vorliegenden Bericht wurden insbesondere die Aspekte des Einwanderungsalter, der sozioökonomischer Herkunft und Migration in Bezug auf die Deutsch- und Mathematikleistung von Mädchen und Jungen unter die Lupe genommen.</text:span><text:span text:style-name="T12"> </text:span></text:p>
      <text:p text:style-name="P20"/>
      <text:p text:style-name="P8">Diese Ergebnisse verdeutlichen, wie wichtig......</text:p>
      <text:p text:style-name="P8">Ergebnisse zeigen, dass der Einfluss sozialer Disparitäten....</text:p>
      <text:p text:style-name="P2"/>
      <text:p text:style-name="P9">Jugendliche mit Migrationshintergrund erreichen ein geringeres Kompetenzniveau in Mathematik und Deutsch als Jugendliche ohne Migrationshintergrund. </text:p>
      <text:p text:style-name="P9">Die durchgeführte Varianzanalyse der Variable Herkunft der Eltern („migr“) hat gezeigt, dass <text:s/>die drei Gruppen: </text:p>
      <text:list text:style-name="L3">
        <text:list-item>
          <text:p text:style-name="P54">Vater und Mutter in Deutschland geboren</text:p>
        </text:list-item>
        <text:list-item>
          <text:p text:style-name="P54">Vater oder Mutter in Deutschland geboren und</text:p>
        </text:list-item>
        <text:list-item>
          <text:p text:style-name="P54">Weder Vater noch Mutter in Deutschland geboren</text:p>
        </text:list-item>
      </text:list>
      <text:p text:style-name="P9">unterscheiden sich in ihren mittleren Mathematik- und Deutschleistungswerten.<text:span text:style-name="T18"> Ein auffälliges Ergebnis ist, dass sich Jugendliche, deren beide Elternteile nicht in Deutschland geboren sind, sowohl in ihren Deutsch- als auch Mathematikleistungen signifikant von denen </text:span><text:span text:style-name="T18">Kindern unterscheiden, deren beide Eltern bzw. nur ein Elternteil in Deutschland geboren wurde. Die erste und die zweite Gruppe unterscheiden sich dagegen nicht signifikant voneinander. </text:span></text:p>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isskusion (1-2 Seiten)</text:p>
      <text:p text:style-name="P2"/>
      <text:p text:style-name="P7"><text:span text:style-name="T17">Im theoretischen Teil des Berichts</text:span><text:span text:style-name="T16"> werden die vorliegenden Ergebnisse der empirischen Bildungsforschung aufgegriffen.</text:span></text:p>
      <text:p text:style-name="P21">Obwohl Kinder mit Migrationshintergrund formal beim Zugang zu Bildungseinrichtungen den autochthonen</text:p>
      <text:p text:style-name="P23">gleichgestellt sind, existiert ein beträchtliches Gefälle zwischen Kindern und Jugendlichen</text:p>
      <text:p text:style-name="P23">deutscher und nichtdeutscher Herkunft - sowohl hinsichtlich der Bildungsbeteiligung als auch der im</text:p>
      <text:p text:style-name="P24"><text:span text:style-name="T20">deutschen Schulsystem erzielten Ergebnisse.</text:span><text:span text:style-name="T20">186</text:span></text:p>
      <text:p text:style-name="P27">Sowohl Sprachprobleme als auch geringere Ressourcen</text:p>
      <text:p text:style-name="P25">hinsichtlich des Wissens um die Struktur des Bildungssystems betrachtet auch Kristen (2003: 31)</text:p>
      <text:p text:style-name="P25">als Hinderungsgründe für diese Familien, die schulische Entwicklung ihrer Kinder genauso</text:p>
      <text:p text:style-name="P26">strategisch effektiv zu unterstützen wie einheimische Eltern.</text:p>
      <text:p text:style-name="P2"/>
      <text:p text:style-name="P27">Ein in PISA 2000 im internationalen Vergleich besonders auffälliger Befund ist, dass Jugendliche der</text:p>
      <text:p text:style-name="P25">ersten Generation – also in Deutschland Geborene, die ihre gesamte Schulzeit im deutschen</text:p>
      <text:p text:style-name="P25">Bildungssystem verbrachten - schlechtere Ergebnisse erzielten, als Jugendliche mit eigener</text:p>
      <text:p text:style-name="P25">Wanderungserfahrung. Allmendinger/Nikolai halten diesbezüglich fest: "Die schulischen Bildungsmöglichkeiten</text:p>
      <text:p text:style-name="P25">werden somit nicht nur durch die soziale Herkunft, sondern auch durch den</text:p>
      <text:p text:style-name="P25">Migrationshintergrund massiv begrenzt, wobei soziale Herkunft und Migrationshintergrund stark</text:p>
      <text:p text:style-name="P26">miteinander korrelieren" (2006: 3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iteraturverzeichnis</text:p>
      <text:p text:style-name="P2"/>
      <text:p text:style-name="P5">StatistischesBundesamt: <text:a xlink:type="simple" xlink:href="https://www.destatis.de/DE/ZahlenFakten/GesellschaftStaat/Bevoelkerung/MigrationIntegration/Migrationshintergrund/Aktuell.html">https://www.destatis.de/DE/ZahlenFakten/GesellschaftStaat/Bevoelkerung/MigrationIntegration/Migrationshintergrund/Aktuell.html</text:a> (Zugriff am 23.09.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NewRomanPS-BoldMT" svg:font-family="TimesNewRomanPS-BoldMT"/>
    <style:font-face style:name="Minion Pro" svg:font-family="'Minion Pro', 'Minion Pro'" style:font-family-generic="roman"/>
    <style:font-face style:name="Perpetua" svg:font-family="Perpetua" style:font-family-generic="roman"/>
    <style:font-face style:name="Times New Roman1" svg:font-family="'Times New Roman'" style:font-family-generic="roman"/>
    <style:font-face style:name="TimesNewRomanPSMT" svg:font-family="TimesNewRomanPSMT" style:font-family-generic="roman"/>
    <style:font-face style:name="TimesNewRomanPS-ItalicMT" svg:font-family="TimesNewRomanPS-ItalicMT" style:font-family-generic="script"/>
    <style:font-face style:name="Arial1" svg:font-family="Arial" style:font-family-generic="swiss"/>
    <style:font-face style:name="ArialMT" svg:font-family="ArialMT" style:font-family-generic="swiss"/>
    <style:font-face style:name="Times New Roman2"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Ü2" style:family="paragraph" style:parent-style-name="Standard">
      <style:paragraph-properties fo:margin-top="0cm" fo:margin-bottom="0.212cm" fo:line-height="0.67cm"/>
      <style:text-properties fo:font-size="12pt" fo:language="zxx" fo:country="none" fo:font-weight="bold" style:font-size-asian="12pt" style:font-weight-asian="bold" style:font-size-complex="12pt"/>
    </style:style>
    <style:style style:name="Default" style:family="paragraph" style:parent-style-name="Standard">
      <style:paragraph-properties fo:text-align="start" style:justify-single-word="false" style:text-autospace="none"/>
      <style:text-properties fo:color="#000000" style:font-name="Minion Pro" fo:font-size="12pt" style:font-name-asian="Minion Pro" style:font-size-asian="12pt" style:font-name-complex="Minion Pro" style:font-size-complex="12pt"/>
    </style:style>
    <style:style style:name="Pa9" style:family="paragraph" style:parent-style-name="Default" style:next-style-name="Default">
      <style:paragraph-properties style:line-height-at-least="0.383cm" fo:text-align="start" style:justify-single-word="false"/>
      <style:text-properties style:use-window-font-color="true" style:font-name="Times New Roman" fo:font-size="12pt" style:font-name-asian="Arial Unicode MS" style:font-size-asian="12pt" style:font-name-complex="Tahoma" style:font-size-complex="12pt"/>
    </style:style>
    <style:style style:name="Pa8" style:family="paragraph" style:parent-style-name="Default" style:next-style-name="Default">
      <style:paragraph-properties style:line-height-at-least="0.383cm" fo:text-align="start" style:justify-single-word="false"/>
      <style:text-properties style:use-window-font-color="true" style:font-name="Times New Roman" fo:font-size="12pt" style:font-name-asian="Arial Unicode MS" style:font-size-asian="12pt" style:font-name-complex="Tahoma" style:font-size-complex="12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iryna karpyuk</meta:initial-creator>
    <meta:creation-date>2012-08-20T16:31:30</meta:creation-date>
    <dc:creator>iryna karpyuk</dc:creator>
    <dc:date>2012-09-30T18:59:41</dc:date>
    <meta:editing-cycles>15</meta:editing-cycles>
    <meta:editing-duration>P1DT16H56M54S</meta:editing-duration>
    <meta:user-defined meta:name="Info 1"/>
    <meta:user-defined meta:name="Info 2"/>
    <meta:user-defined meta:name="Info 3"/>
    <meta:user-defined meta:name="Info 4"/>
    <meta:document-statistic meta:table-count="0" meta:image-count="0" meta:object-count="0" meta:page-count="15" meta:paragraph-count="133" meta:word-count="2995" meta:character-count="23304"/>
  </office:meta>
</office:document-meta>
</file>